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kType Naskh Basic" svg:font-family="'PakType Naskh Basic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ing">
      <style:text-properties officeooo:paragraph-rsid="00045a4a"/>
    </style:style>
    <style:style style:name="P2" style:family="paragraph" style:parent-style-name="Heading">
      <style:text-properties officeooo:paragraph-rsid="00050d09"/>
    </style:style>
    <style:style style:name="P3" style:family="paragraph" style:parent-style-name="Text_20_body">
      <style:text-properties officeooo:rsid="000416b3" officeooo:paragraph-rsid="000416b3"/>
    </style:style>
    <style:style style:name="P4" style:family="paragraph" style:parent-style-name="Text_20_body">
      <style:text-properties officeooo:rsid="00045a4a" officeooo:paragraph-rsid="00045a4a"/>
    </style:style>
    <style:style style:name="P5" style:family="paragraph" style:parent-style-name="Text_20_body">
      <style:text-properties officeooo:paragraph-rsid="00045a4a"/>
    </style:style>
    <style:style style:name="P6" style:family="paragraph" style:parent-style-name="Text_20_body">
      <style:text-properties officeooo:rsid="00050d09" officeooo:paragraph-rsid="00050d09"/>
    </style:style>
    <style:style style:name="T1" style:family="text">
      <style:text-properties officeooo:rsid="000416b3"/>
    </style:style>
    <style:style style:name="T2" style:family="text">
      <style:text-properties style:font-name="Century Schoolbook L"/>
    </style:style>
    <style:style style:name="T3" style:family="text">
      <style:text-properties style:font-name="Century Schoolbook L" officeooo:rsid="00045a4a"/>
    </style:style>
    <style:style style:name="T4" style:family="text">
      <style:text-properties style:font-name="Century Schoolbook L" officeooo:rsid="00050d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 text:c="4"/>Squid Proxy Server</text:p>
      <text:p text:style-name="Text_20_body"/>
      <text:h text:style-name="Heading_20_2" text:outline-level="2">Package Name : <text:span text:style-name="T1">Squid</text:span></text:h>
      <text:h text:style-name="Heading_20_2" text:outline-level="2">Service name <text:s text:c="3"/>: <text:span text:style-name="T1">Squid</text:span></text:h>
      <text:h text:style-name="Heading_20_2" text:outline-level="2">Default port <text:s text:c="6"/>: <text:span text:style-name="T1">3128</text:span></text:h>
      <text:h text:style-name="Heading_20_2" text:outline-level="2">Config File <text:s text:c="8"/>: /<text:span text:style-name="T1">etc/squid/squid.conf</text:span></text:h>
      <text:h text:style-name="Heading_20_2" text:outline-level="2">Log File path <text:s text:c="4"/>: /<text:span text:style-name="T1">var/log/squid</text:span></text:h>
      <text:h text:style-name="Heading_20_1" text:outline-level="1"><text:span text:style-name="T2"><text:s text:c="21"/>-: <text:s/>Installation Process <text:s/>:-</text:span></text:h>
      <text:p text:style-name="P3"><text:span text:style-name="T2">1. [ <text:s/>~]# yum install squid* -y</text:span></text:p>
      <text:p text:style-name="P3"><text:span text:style-name="T2">2. [ <text:s/>~]# systemctl enable squid</text:span></text:p>
      <text:p text:style-name="P3"><text:span text:style-name="T2">3. [ <text:s/>~]# systemctl start squid</text:span></text:p>
      <text:p text:style-name="P3"><text:span text:style-name="T2">4. [ <text:s/>~]#systemctl status squid</text:span></text:p>
      <text:p text:style-name="Heading"><text:span text:style-name="T2"><text:s text:c="29"/>Now Allow Firewall port for squid</text:span></text:p>
      <text:p text:style-name="Text_20_body"><text:span text:style-name="T2"/></text:p>
      <text:p text:style-name="P3"><text:span text:style-name="T2">1. [ ~]#firewall-cmd <text:s/>--permanent <text:s/>--add-port=3128/tcp</text:span></text:p>
      <text:p text:style-name="P3"><text:span text:style-name="T2">2. [ ~]#firewall-cmd <text:s/>--reload</text:span></text:p>
      <text:p text:style-name="Heading"><text:span text:style-name="T2"><text:s text:c="30"/>Access Control List [ acl ]</text:span></text:p>
      <text:p text:style-name="Text_20_body"><text:span text:style-name="T2"/></text:p>
      <text:p text:style-name="P3"><text:span text:style-name="T2">1. [ ~]#vim /etc/squid/squid.conf</text:span></text:p>
      <text:p text:style-name="P4"><text:span text:style-name="T2">To allow N/W we have to write below ACL lines.</text:span></text:p>
      <text:p text:style-name="P4"><text:span text:style-name="T2">#</text:span></text:p>
      <text:p text:style-name="P4"><text:span text:style-name="T2">#</text:span></text:p>
      <text:p text:style-name="P4"><text:soft-page-break/><text:span text:style-name="T2">#</text:span></text:p>
      <text:p text:style-name="P4"><text:span text:style-name="T2">acl lab7 dst 192.168.0.26/16</text:span></text:p>
      <text:p text:style-name="P4"><text:span text:style-name="T2">acl lab8 dst 192.168.0.28/16 </text:span></text:p>
      <text:p text:style-name="P4"><text:span text:style-name="T2">http_access allow lab7</text:span></text:p>
      <text:p text:style-name="P4"><text:span text:style-name="T2">http_access allow lab8</text:span></text:p>
      <text:p text:style-name="P5"><text:span text:style-name="T3">[ lab7,lab8 are the Hostnames ]</text:span></text:p>
      <text:p text:style-name="P4"><text:span text:style-name="T2">acl blocksites url_regex <text:s/>/etc/squid/blocksites</text:span></text:p>
      <text:p text:style-name="P4"><text:span text:style-name="T2">http_access deny blocksites</text:span></text:p>
      <text:p text:style-name="P4"><text:span text:style-name="T2">[ After creating blocksites in /etc/squid/blocksites ]</text:span></text:p>
      <text:p text:style-name="P4"><text:span text:style-name="T2">{ Now open <text:s/>/etc/squid/blocksites with vi or vim }</text:span></text:p>
      <text:p text:style-name="P4"><text:span text:style-name="T2">[ <text:s/>~]#vim /etc/squid/blocksites</text:span></text:p>
      <text:p text:style-name="P4"><text:span text:style-name="T2">~ www.youtube.com</text:span></text:p>
      <text:p text:style-name="P4"><text:span text:style-name="T2">~ flipkart.com</text:span></text:p>
      <text:p text:style-name="P4"><text:span text:style-name="T2">~ twitter</text:span><text:a xlink:type="simple" xlink:href="http://www.youtube.com/" text:style-name="Internet_20_link" text:visited-style-name="Visited_20_Internet_20_Link"><text:span text:style-name="T2">.com</text:span></text:a></text:p>
      <text:p text:style-name="P4"><text:span text:style-name="T2">~ ebay.com</text:span></text:p>
      <text:p text:style-name="P4"><text:span text:style-name="T2">[ then Save the file ]</text:span></text:p>
      <text:p text:style-name="P4"><text:span text:style-name="T2">1. [ <text:s/>~]#systemctl restart squid</text:span></text:p>
      <text:p text:style-name="P1"><text:span text:style-name="T3"><text:s text:c="43"/>Now go to</text:span><text:span text:style-name="T2"> Client side </text:span></text:p>
      <text:p text:style-name="P2"><text:span text:style-name="T2"><text:s/></text:span><text:span text:style-name="T4">1.. Now changes in Browser open Preferences &gt;&gt; Advance &gt;&gt; N/W &gt;&gt; Settings &gt;&gt; Change it to Manual Proxy Config &gt;&gt;Then write HTTP Proxy ip.add and Port No. &gt;&gt; SAVE..... </text:span></text:p>
      <text:p text:style-name="P6"><text:span text:style-name="T4">T</text:span><text:span text:style-name="T2">ry to access the Websites that you have restricted in /etc/squid/blocksites</text:span></text:p>
      <text:p text:style-name="Heading"><text:span text:style-name="T4"><text:s text:c="43"/>To view Log Files </text:span></text:p>
      <text:p text:style-name="P6"><text:span text:style-name="T2">[ <text:s/>~]#/etc/var/log</text:span></text:p>
      <text:p text:style-name="P6"><text:span text:style-name="T2">dst : destination ip.add</text:span></text:p>
      <text:p text:style-name="P6"><text:span text:style-name="T2">url_regex : Url regular expression pattern match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PakType Naskh Basic" svg:font-family="'PakType Naskh Basic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0:45:28.402515842</meta:creation-date>
    <dc:date>2016-10-17T11:26:23.505371674</dc:date>
    <meta:editing-duration>PT10M34S</meta:editing-duration>
    <meta:editing-cycles>1</meta:editing-cycles>
    <meta:document-statistic meta:table-count="0" meta:image-count="0" meta:object-count="0" meta:page-count="2" meta:paragraph-count="43" meta:word-count="221" meta:character-count="1538" meta:non-whitespace-character-count="1153"/>
    <meta:generator>LibreOffice/4.3.7.2$Linux_X86_64 LibreOffice_project/430$Build-2</meta:generator>
  </office:meta>
</office:document-meta>
</file>